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AAA232189BB3AD5D.png" manifest:media-type="image/png"/>
  <manifest:file-entry manifest:full-path="Pictures/100002010000032000000320A8A13031C3D60F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Times New Roman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0.6cm" svg:x="1.095cm" svg:y="7.007cm">
          <draw:text-box>
            <text:p><text:span text:style-name="T1">(a) npGraph assembly vs Reference</text:span></text:p>
          </draw:text-box>
        </draw:frame>
        <draw:frame draw:style-name="gr2" draw:text-style-name="P2" draw:layer="layout" svg:width="5.8cm" svg:height="5.8cm" svg:x="0.795cm" svg:y="0.407cm">
          <draw:image xlink:href="Pictures/100002010000032000000320A8A13031C3D60F59.png" xlink:type="simple" xlink:show="embed" xlink:actuate="onLoad">
            <text:p/>
          </draw:image>
        </draw:frame>
        <draw:frame draw:style-name="gr1" draw:text-style-name="P4" draw:layer="layout" svg:width="2.1cm" svg:height="0.6cm" svg:x="2.895cm" svg:y="6.207cm">
          <draw:text-box>
            <text:p text:style-name="P3"><text:span text:style-name="T2">Reference</text:span></text:p>
          </draw:text-box>
        </draw:frame>
        <draw:frame draw:style-name="gr1" draw:text-style-name="P4" draw:layer="layout" svg:width="2.1cm" svg:height="0.6cm" draw:transform="rotate (1.57131992557049) translate (0.195cm 4.507cm)">
          <draw:text-box>
            <text:p text:style-name="P3"><text:span text:style-name="T2">npGraph</text:span></text:p>
          </draw:text-box>
        </draw:frame>
        <draw:frame draw:style-name="gr1" draw:text-style-name="P4" draw:layer="layout" svg:width="2.1cm" svg:height="0.6cm" draw:transform="rotate (1.57131992557049) translate (6.896cm 4.407cm)">
          <draw:text-box>
            <text:p text:style-name="P3"><text:span text:style-name="T2">Unicycler</text:span></text:p>
          </draw:text-box>
        </draw:frame>
        <draw:frame draw:style-name="gr2" draw:text-style-name="P2" draw:layer="layout" svg:width="5.8cm" svg:height="5.8cm" svg:x="7.395cm" svg:y="0.407cm">
          <draw:image xlink:href="Pictures/100002010000032000000320AAA232189BB3AD5D.png" xlink:type="simple" xlink:show="embed" xlink:actuate="onLoad">
            <text:p/>
          </draw:image>
        </draw:frame>
        <draw:frame draw:style-name="gr1" draw:text-style-name="P4" draw:layer="layout" svg:width="2.1cm" svg:height="0.6cm" svg:x="9.495cm" svg:y="6.307cm">
          <draw:text-box>
            <text:p text:style-name="P3"><text:span text:style-name="T2">Reference</text:span></text:p>
          </draw:text-box>
        </draw:frame>
        <draw:frame draw:style-name="gr1" draw:text-style-name="P1" draw:layer="layout" svg:width="5.5cm" svg:height="0.6cm" svg:x="7.495cm" svg:y="7.007cm">
          <draw:text-box>
            <text:p><text:span text:style-name="T1">(a) Unicycler assembly vs Re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6:55:11.937719187</dc:date>
    <meta:editing-duration>PT1H34M5S</meta:editing-duration>
    <meta:editing-cycles>5</meta:editing-cycles>
    <meta:generator>LibreOffice/5.1.6.2$Linux_X86_64 LibreOffice_project/10m0$Build-2</meta:generator>
    <meta:document-statistic meta:object-count="8"/>
  </office:meta>
</office:document-meta>
</file>